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tokoll 30.11.2015 Lukas Hofmüller:</text:p>
      <text:list xml:id="list4292545953961232703" text:style-name="L1">
        <text:list-item>
          <text:p text:style-name="P1">Initialisierung der Datenbank</text:p>
        </text:list-item>
        <text:list-item>
          <text:p text:style-name="P1">Initialisierung von GitHub auf personal PC</text:p>
        </text:list-item>
        <text:list-item>
          <text:p text:style-name="P1">bugfixen von DB</text:p>
        </text:list-item>
        <text:list-item>
          <text:p text:style-name="P1">Unterstützung von „Hauser“ und „Retzl“ bei Website Desig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30T14:04:38.15</meta:creation-date>
    <dc:date>2015-11-30T15:59:19.66</dc:date>
    <meta:editing-duration>PT9M59S</meta:editing-duration>
    <meta:editing-cycles>3</meta:editing-cycles>
    <meta:generator>OpenOffice/4.1.0$Win32 OpenOffice.org_project/410m18$Build-9764</meta:generator>
    <meta:document-statistic meta:table-count="0" meta:image-count="0" meta:object-count="0" meta:page-count="1" meta:paragraph-count="5" meta:word-count="28" meta:character-count="184"/>
  </office:meta>
</office:document-meta>
</file>